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26   |   <text:a xlink:type="simple" xlink:href="http://palinfo.habago.org/Entry?Command=Information_PrintForum#FORUM40407"><text:span text:style-name="T1">#</text:span></text:a></text:p>
      <text:p text:style-name="P2">彼此互有所屬~維根斯坦</text:p>
      <text:p text:style-name="P2">哲學上的「我」並不是一個人，也不是人的身體或心理學所探討的靈魂，而是一種形上學主體，乃是世界的極限，而不是世界的一部份。至於人的身體，特別是我的身體，則是世界萬物的一部份，是動物、植物、石頭等等的一部份。</text:p>
      <text:p text:style-name="P2"/>
      <text:p text:style-name="P2">凡是了解這一點的人，都不會要求賦予他自己或其他人的身體一種優越地位。他將非常單純地，把人類和其他飛禽走獸視為一種類似的東西，彼此互有所屬。~~維根斯坦（1889-1951），《筆記: 1914-1916》1916.09.02.</text:p>
      <text:p text:style-name="P2"/>
      <text:p text:style-name="P2">The philosophical self is not the human being, not the human body, or the human soul, with which psychology deals, but rather the metaphysical subject, the limit of the world—not a part of it. The human body, however, my body in particular, is a part of the world among others, among beats, plants, stones etc., etc.</text:p>
      <text:p text:style-name="P2"/>
      <text:p text:style-name="P2">Whoever realizes this will not want to procure a pre-eminent place for his own body or for the human body. He will regard humans and beats quite naively as objects which are similar and which belong together. Ludwig Wittgenstein（1889-1951），《Notebooks: 1914-1916》1916.09.0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